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1f075" officeooo:paragraph-rsid="0011f075"/>
    </style:style>
    <style:style style:name="P2" style:family="paragraph" style:parent-style-name="Standard">
      <style:paragraph-properties fo:line-height="115%"/>
      <style:text-properties style:font-name="FreeMono" officeooo:rsid="0011f075" officeooo:paragraph-rsid="0011f075"/>
    </style:style>
    <style:style style:name="P3" style:family="paragraph" style:parent-style-name="Standard">
      <style:text-properties style:font-name="FreeMono" officeooo:rsid="0014b429" officeooo:paragraph-rsid="0014b429"/>
    </style:style>
    <style:style style:name="P4" style:family="paragraph" style:parent-style-name="Standard">
      <style:text-properties style:font-name="FreeMono" officeooo:rsid="0014c2c4" officeooo:paragraph-rsid="0014c2c4"/>
    </style:style>
    <style:style style:name="P5" style:family="paragraph" style:parent-style-name="Standard">
      <style:paragraph-properties fo:line-height="115%"/>
      <style:text-properties style:font-name="FreeMono" officeooo:rsid="0014c2c4" officeooo:paragraph-rsid="0014c2c4"/>
    </style:style>
    <style:style style:name="P6" style:family="paragraph" style:parent-style-name="Standard">
      <style:paragraph-properties fo:line-height="115%"/>
      <style:text-properties style:font-name="FreeMono" officeooo:rsid="0014c2c4" officeooo:paragraph-rsid="00211ff5"/>
    </style:style>
    <style:style style:name="T1" style:family="text">
      <style:text-properties officeooo:rsid="00176c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ristopher Bero</text:p>
      <text:p text:style-name="P2">GS200</text:p>
      <text:p text:style-name="P2">Homework 19</text:p>
      <text:p text:style-name="P5"/>
      <text:p text:style-name="P6"><text:tab/><text:span text:style-name="T1">I must be the least qualified person to postulate on global activity. UAH (or college in general, they're one and the same to me) is a black hole from which I am just now considering escape. The last four years have been spent strictly trying to make everything line up so that I can keep my startup alive while attending class, and I've spent very little time in the outside world. This class has given me a better appreciation for what I don't know though; I have a new interest in understanding where my news sources are and how to use them to build a better understanding of what's going on.</text:span></text:p>
      <text:p text:style-name="P6"><text:span text:style-name="T1"><text:tab/>My outlook on global systems is defined mostly by environmental concern. It feels like we're being quelled by a steady income of news articles announcing the future: better batteries are around the corner, cleaner energy is almost here, reliance on petroleum will be gone before you know it. A few things appear to be measurably improving, but at the same time nuclear energy is nullified in most of the world and China is building new coal powered electricity plants every month. I think that sustainability and economic growth are wholly compatible, but only on a playing field where everyone has all of the information and can reach the similar conclusions. That doesn't seem possible in our world, where intellectual property and corporate secrets reign, or where modern medicine is so far removed from daily life that people can be left in doubt as to whether it helps or harms those around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6:28:52.571108107</meta:creation-date>
    <dc:date>2016-11-25T22:26:47.063919139</dc:date>
    <meta:editing-duration>PT1H17M4S</meta:editing-duration>
    <meta:editing-cycles>6</meta:editing-cycles>
    <meta:generator>LibreOffice/5.2.3.3$Linux_X86_64 LibreOffice_project/20m0$Build-3</meta:generator>
    <meta:document-statistic meta:table-count="0" meta:image-count="0" meta:object-count="0" meta:page-count="1" meta:paragraph-count="5" meta:word-count="268" meta:character-count="1530" meta:non-whitespace-character-count="1265"/>
  </office:meta>
</office:document-meta>
</file>